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5300000349769878BA.png" manifest:media-type="image/png"/>
  <manifest:file-entry manifest:full-path="Pictures/1000941F000052240000742099018564.svg" manifest:media-type="image/svg+xml"/>
  <manifest:file-entry manifest:full-path="Pictures/10000201000002530000034913BBE8CF.png" manifest:media-type="image/png"/>
  <manifest:file-entry manifest:full-path="Pictures/100140020000522400007420A95C0FE5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05cm" svg:height="20.083cm" svg:x="0.995cm" svg:y="0.972cm">
          <draw:image xlink:href="Pictures/100140020000522400007420A95C0FE5.svg" xlink:type="simple" xlink:show="embed" xlink:actuate="onLoad">
            <text:p/>
          </draw:image>
          <draw:image xlink:href="Pictures/10000201000002530000034913BBE8CF.png" xlink:type="simple" xlink:show="embed" xlink:actuate="onLoad"/>
        </draw:frame>
        <draw:frame draw:style-name="gr1" draw:text-style-name="P1" draw:layer="layout" svg:width="13.438cm" svg:height="18.999cm" svg:x="17.9cm" svg:y="1cm">
          <draw:image xlink:href="Pictures/1000941F000052240000742099018564.svg" xlink:type="simple" xlink:show="embed" xlink:actuate="onLoad">
            <text:p/>
          </draw:image>
          <draw:image xlink:href="Pictures/100002010000025300000349769878B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5:05:15.510000000</meta:creation-date>
    <dc:date>2017-02-24T15:08:59.550000000</dc:date>
    <meta:editing-duration>PT3M44S</meta:editing-duration>
    <meta:editing-cycles>1</meta:editing-cycles>
    <meta:document-statistic meta:object-count="2"/>
    <meta:generator>LibreOffice/4.4.7.2$Windows_x86 LibreOffice_project/f3153a8b245191196a4b6b9abd1d0da16eead600</meta:generator>
  </office:meta>
</office:document-meta>
</file>